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lim_addres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uisine_type</text:p>
          </table:table-cell>
          <table:table-cell office:value-type="string" calcext:value-type="string">
            <text:p>menu_url</text:p>
          </table:table-cell>
          <table:table-cell office:value-type="string" calcext:value-type="string">
            <text:p>primary_key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able_title^^^: restaurants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able_title: 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ign_key</text:p>
          </table:table-cell>
          <table:table-cell office:value-type="string" calcext:value-type="string">
            <text:p>note_title</text:p>
          </table:table-cell>
          <table:table-cell office:value-type="string" calcext:value-type="string">
            <text:p>note_message</text:p>
          </table:table-cell>
          <table:table-cell office:value-type="string" calcext:value-type="string">
            <text:p>primary_ke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9:43:16.557041121</meta:creation-date>
    <dc:date>2017-03-27T10:01:24.544082740</dc:date>
    <meta:editing-duration>PT18M9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